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B40000002BF20514F8EE94E8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1" svg:font-family="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030dee"/>
    </style:style>
    <style:style style:name="P3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40pt" officeooo:paragraph-rsid="0003d189" style:font-size-asian="40pt" style:font-size-complex="40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40pt" officeooo:paragraph-rsid="0003d189" style:font-size-asian="40pt" style:font-size-complex="40pt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Contents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3d189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OpSim </text:p>
      <text:p text:style-name="P4"/>
      <text:p text:style-name="P4"><text:span text:style-name="T2">P</text:span>hysical properties library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thor: Darius Blaszy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"><text:a xlink:type="simple" xlink:href="#__RefHeading___Toc166_1316568401" text:style-name="Index_20_Link" text:visited-style-name="Index_20_Link">An open source physical property library<text:tab/>3</text:a></text:p>
          <text:p text:style-name="P9"><text:a xlink:type="simple" xlink:href="#__RefHeading___Toc168_1316568401" text:style-name="Index_20_Link" text:visited-style-name="Index_20_Link">Vapor pressure calculations<text:tab/>3</text:a></text:p>
          <text:p text:style-name="P10"><text:a xlink:type="simple" xlink:href="#__RefHeading___Toc170_1316568401" text:style-name="Index_20_Link" text:visited-style-name="Index_20_Link">Antoine equations<text:tab/>3</text:a></text:p>
        </text:index-body>
      </text:table-of-content>
      <text:p text:style-name="Standard"/>
      <text:h text:style-name="P7" text:outline-level="1"><text:bookmark-start text:name="__RefHeading___Toc166_1316568401"/>An open source physical property library<text:bookmark-end text:name="__RefHeading___Toc166_1316568401"/></text:h>
      <text:p text:style-name="P2">For the OpSim project a new physical property library will be developed. The library will be able to handle multiple physical properties as described in the OpSim specs. Properties that will be initially supported are; </text:p>
      <text:p text:style-name="P2"/>
      <text:h text:style-name="P6" text:outline-level="1"><text:bookmark-start text:name="__RefHeading___Toc168_1316568401"/>Vapor pressure calculations<text:bookmark-end text:name="__RefHeading___Toc168_1316568401"/></text:h>
      <text:p text:style-name="P1"/>
      <text:h text:style-name="P8" text:outline-level="2"><text:bookmark-start text:name="__RefHeading___Toc170_1316568401"/>Antoine equations<text:bookmark-end text:name="__RefHeading___Toc170_1316568401"/></text:h>
      <text:p text:style-name="P1">The <text:span text:style-name="T1">Antoine equation</text:span> is a vapor pressure equation and describes the relation between vapor pressure and temperature for pure components. The Antoine equation is derived from the Clausius–Clapeyron relation.</text:p>
      <text:p text:style-name="P1"><draw:frame draw:style-name="fr1" draw:name="Image1" text:anchor-type="paragraph" svg:width="47.61mm" svg:height="11.38mm" draw:z-index="0"><draw:image xlink:href="Pictures/10000200000000B40000002BF20514F8EE94E8E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1" svg:font-family="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mm" fo:margin-bottom="2.82mm" loext:contextual-spacing="false" fo:line-height="108%"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4.23mm" fo:margin-bottom="0mm" loext:contextual-spacing="false" fo:keep-together="always" fo:keep-with-next="always"/>
      <style:text-properties style:text-underline-style="solid" style:text-underline-width="auto" style:text-underline-color="font-color" fo:font-weight="bold" style:font-name-asian="F" style:font-family-generic-asian="system" style:font-pitch-asian="variable" style:font-weight-asian="bold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71mm" fo:margin-bottom="0mm" loext:contextual-spacing="false" fo:keep-together="always" fo:keep-with-next="always"/>
      <style:text-properties style:text-underline-style="solid" style:text-underline-width="auto" style:text-underline-color="font-color" style:font-name-asian="F" style:font-family-generic-asian="system" style:font-pitch-asian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2.82mm" loext:contextual-spacing="true" fo:text-indent="0mm" style:auto-text-indent="false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Contents_20_Heading" style:display-name="Contents Heading" style:family="paragraph" style:parent-style-name="Heading" style:class="index">
      <style:text-properties style:font-name="Times New Roman1"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F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F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4.99mm" fo:margin-bottom="24.99mm" fo:margin-left="24.99mm" fo:margin-right="24.99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>
        <style:header-footer-properties fo:min-he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us Blaszyk</meta:initial-creator>
    <meta:editing-cycles>7</meta:editing-cycles>
    <meta:creation-date>2016-03-19T09:36:00</meta:creation-date>
    <dc:date>2016-03-21T20:29:32.328016742</dc:date>
    <meta:editing-duration>PT15H26M43S</meta:editing-duration>
    <meta:generator>LibreOffice/5.0.5.2$Linux_X86_64 LibreOffice_project/00m0$Build-2</meta:generator>
    <meta:document-statistic meta:table-count="0" meta:image-count="1" meta:object-count="0" meta:page-count="3" meta:paragraph-count="12" meta:word-count="100" meta:character-count="671" meta:non-whitespace-character-count="582"/>
    <meta:user-defined meta:name="AppVersion">15.0000</meta:user-defined>
    <meta:user-defined meta:name="Company">Cargil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